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1ed715" officeooo:paragraph-rsid="001ed715" style:font-size-asian="14pt" style:font-size-complex="16pt"/>
    </style:style>
    <style:style style:name="P2" style:family="paragraph" style:parent-style-name="Standard">
      <style:text-properties fo:font-size="16pt" officeooo:rsid="001ee9b7" officeooo:paragraph-rsid="001ee9b7" style:font-size-asian="14pt" style:font-size-complex="16pt"/>
    </style:style>
    <style:style style:name="P3" style:family="paragraph" style:parent-style-name="Standard">
      <style:text-properties fo:font-size="16pt" officeooo:rsid="0020dd07" officeooo:paragraph-rsid="0020dd07" style:font-size-asian="14pt" style:font-size-complex="16pt"/>
    </style:style>
    <style:style style:name="P4" style:family="paragraph" style:parent-style-name="Standard">
      <style:text-properties fo:font-size="16pt" officeooo:rsid="00217c5e" officeooo:paragraph-rsid="00217c5e" style:font-size-asian="14pt" style:font-size-complex="16pt"/>
    </style:style>
    <style:style style:name="P5" style:family="paragraph" style:parent-style-name="Standard">
      <style:text-properties fo:font-size="16pt" officeooo:rsid="0021af7b" officeooo:paragraph-rsid="0021af7b" style:font-size-asian="14pt" style:font-size-complex="16pt"/>
    </style:style>
    <style:style style:name="P6" style:family="paragraph" style:parent-style-name="Standard">
      <style:text-properties fo:font-size="12pt" officeooo:rsid="001ed715" officeooo:paragraph-rsid="001ed715" style:font-size-asian="10.5pt" style:font-size-complex="12pt"/>
    </style:style>
    <style:style style:name="P7" style:family="paragraph" style:parent-style-name="Standard">
      <style:text-properties fo:font-size="12pt" officeooo:rsid="001ee9b7" officeooo:paragraph-rsid="001ee9b7" style:font-size-asian="10.5pt" style:font-size-complex="12pt"/>
    </style:style>
    <style:style style:name="P8" style:family="paragraph" style:parent-style-name="Standard">
      <style:text-properties fo:font-size="12pt" officeooo:rsid="0020dd07" officeooo:paragraph-rsid="0020dd07" style:font-size-asian="10.5pt" style:font-size-complex="12pt"/>
    </style:style>
    <style:style style:name="P9" style:family="paragraph" style:parent-style-name="Standard">
      <style:text-properties fo:font-size="12pt" officeooo:rsid="00217c5e" officeooo:paragraph-rsid="00217c5e" style:font-size-asian="10.5pt" style:font-size-complex="12pt"/>
    </style:style>
    <style:style style:name="P10" style:family="paragraph" style:parent-style-name="Standard" style:list-style-name="L1">
      <style:text-properties fo:font-size="12pt" officeooo:rsid="001ed715" officeooo:paragraph-rsid="001ed715" style:font-size-asian="10.5pt" style:font-size-complex="12pt"/>
    </style:style>
    <style:style style:name="P11" style:family="paragraph" style:parent-style-name="Standard" style:list-style-name="L2">
      <style:text-properties fo:font-size="12pt" officeooo:rsid="001ee9b7" officeooo:paragraph-rsid="001ee9b7" style:font-size-asian="10.5pt" style:font-size-complex="12pt"/>
    </style:style>
    <style:style style:name="P12" style:family="paragraph" style:parent-style-name="Standard" style:list-style-name="L3">
      <style:text-properties fo:font-size="12pt" officeooo:rsid="0020dd07" officeooo:paragraph-rsid="0020dd07" style:font-size-asian="10.5pt" style:font-size-complex="12pt"/>
    </style:style>
    <style:style style:name="P13" style:family="paragraph" style:parent-style-name="Standard" style:list-style-name="L4">
      <style:text-properties fo:font-size="12pt" officeooo:rsid="00217c5e" officeooo:paragraph-rsid="00217c5e" style:font-size-asian="10.5pt" style:font-size-complex="12pt"/>
    </style:style>
    <style:style style:name="P14" style:family="paragraph" style:parent-style-name="Standard" style:list-style-name="L5">
      <style:text-properties fo:font-size="12pt" officeooo:rsid="0021af7b" officeooo:paragraph-rsid="0021af7b" style:font-size-asian="10.5pt" style:font-size-complex="12pt"/>
    </style:style>
    <style:style style:name="P15" style:family="paragraph" style:parent-style-name="Standard">
      <style:text-properties fo:font-size="12pt" officeooo:rsid="0021af7b" officeooo:paragraph-rsid="0021af7b" style:font-size-asian="10.5pt" style:font-size-complex="12pt"/>
    </style:style>
    <style:style style:name="P16" style:family="paragraph" style:parent-style-name="Standard">
      <style:text-properties fo:font-size="12pt" officeooo:rsid="0023a5ef" officeooo:paragraph-rsid="0023a5ef" style:font-size-asian="10.5pt" style:font-size-complex="12pt"/>
    </style:style>
    <style:style style:name="P17" style:family="paragraph" style:parent-style-name="Standard" style:list-style-name="L6">
      <style:text-properties fo:font-size="12pt" officeooo:rsid="0023a5ef" officeooo:paragraph-rsid="0023a5ef" style:font-size-asian="10.5pt" style:font-size-complex="12pt"/>
    </style:style>
    <style:style style:name="P18" style:family="paragraph" style:parent-style-name="Standard" style:list-style-name="L7">
      <style:text-properties fo:font-size="12pt" officeooo:rsid="0023a5ef" officeooo:paragraph-rsid="0023a5ef" style:font-size-asian="10.5pt" style:font-size-complex="12pt"/>
    </style:style>
    <style:style style:name="P19" style:family="paragraph" style:parent-style-name="Standard">
      <style:text-properties fo:font-size="12pt" officeooo:rsid="00259938" officeooo:paragraph-rsid="00259938" style:font-size-asian="10.5pt" style:font-size-complex="12pt"/>
    </style:style>
    <style:style style:name="P20" style:family="paragraph" style:parent-style-name="Standard" style:list-style-name="L8">
      <style:text-properties fo:font-size="12pt" officeooo:rsid="00259938" officeooo:paragraph-rsid="00259938" style:font-size-asian="10.5pt" style:font-size-complex="12pt"/>
    </style:style>
    <style:style style:name="P21" style:family="paragraph" style:parent-style-name="Standard">
      <style:text-properties fo:font-size="12pt" officeooo:rsid="0027f39a" officeooo:paragraph-rsid="0027f39a" style:font-size-asian="10.5pt" style:font-size-complex="12pt"/>
    </style:style>
    <style:style style:name="P22" style:family="paragraph" style:parent-style-name="Standard" style:list-style-name="L9">
      <style:text-properties fo:font-size="12pt" officeooo:rsid="0027f39a" officeooo:paragraph-rsid="0027f39a" style:font-size-asian="10.5pt" style:font-size-complex="12pt"/>
    </style:style>
    <style:style style:name="P23" style:family="paragraph" style:parent-style-name="Standard" style:list-style-name="L10">
      <style:text-properties fo:font-size="12pt" officeooo:rsid="0027f39a" officeooo:paragraph-rsid="0027f39a" style:font-size-asian="10.5pt" style:font-size-complex="12pt"/>
    </style:style>
    <style:style style:name="P24" style:family="paragraph" style:parent-style-name="Standard">
      <style:text-properties fo:font-size="12pt" officeooo:rsid="002913f7" officeooo:paragraph-rsid="002913f7" style:font-size-asian="10.5pt" style:font-size-complex="12pt"/>
    </style:style>
    <style:style style:name="P25" style:family="paragraph" style:parent-style-name="Standard" style:list-style-name="L11">
      <style:text-properties fo:font-size="12pt" officeooo:rsid="002913f7" officeooo:paragraph-rsid="002913f7" style:font-size-asian="10.5pt" style:font-size-complex="12pt"/>
    </style:style>
    <style:style style:name="P26" style:family="paragraph" style:parent-style-name="Standard">
      <style:text-properties fo:font-size="12pt" officeooo:rsid="00295e0c" officeooo:paragraph-rsid="00295e0c" style:font-size-asian="10.5pt" style:font-size-complex="12pt"/>
    </style:style>
    <style:style style:name="P27" style:family="paragraph" style:parent-style-name="Standard" style:list-style-name="L12">
      <style:text-properties fo:font-size="12pt" officeooo:rsid="00295e0c" officeooo:paragraph-rsid="00295e0c" style:font-size-asian="10.5pt" style:font-size-complex="12pt"/>
    </style:style>
    <style:style style:name="P28" style:family="paragraph" style:parent-style-name="Standard" style:list-style-name="L14">
      <style:text-properties fo:font-size="12pt" officeooo:rsid="0029f99b" officeooo:paragraph-rsid="002ab9ce" style:font-size-asian="10.5pt" style:font-size-complex="12pt"/>
    </style:style>
    <style:style style:name="P29" style:family="paragraph" style:parent-style-name="Standard" style:list-style-name="L14">
      <style:text-properties fo:font-size="12pt" officeooo:rsid="002ab9ce" officeooo:paragraph-rsid="002ab9ce" style:font-size-asian="10.5pt" style:font-size-complex="12pt"/>
    </style:style>
    <style:style style:name="P30" style:family="paragraph" style:parent-style-name="Standard">
      <style:text-properties fo:font-size="12pt" officeooo:rsid="002ab9ce" officeooo:paragraph-rsid="002ab9ce" style:font-size-asian="10.5pt" style:font-size-complex="12pt"/>
    </style:style>
    <style:style style:name="P31" style:family="paragraph" style:parent-style-name="Standard" style:list-style-name="L15">
      <style:text-properties fo:font-size="12pt" officeooo:rsid="002d411c" officeooo:paragraph-rsid="002d411c" style:font-size-asian="10.5pt" style:font-size-complex="12pt"/>
    </style:style>
    <style:style style:name="P32" style:family="paragraph" style:parent-style-name="Standard">
      <style:text-properties fo:font-size="12pt" officeooo:rsid="002d411c" officeooo:paragraph-rsid="002d411c" style:font-size-asian="10.5pt" style:font-size-complex="12pt"/>
    </style:style>
    <style:style style:name="P33" style:family="paragraph" style:parent-style-name="Standard" style:list-style-name="L16">
      <style:text-properties fo:font-size="12pt" officeooo:rsid="002d411c" officeooo:paragraph-rsid="002d411c" style:font-size-asian="10.5pt" style:font-size-complex="12pt"/>
    </style:style>
    <style:style style:name="P34" style:family="paragraph" style:parent-style-name="Standard" style:list-style-name="L17">
      <style:text-properties fo:font-size="12pt" officeooo:rsid="002d5830" officeooo:paragraph-rsid="002d5830" style:font-size-asian="10.5pt" style:font-size-complex="12pt"/>
    </style:style>
    <style:style style:name="P35" style:family="paragraph" style:parent-style-name="Standard">
      <style:text-properties fo:font-size="16pt" officeooo:rsid="0023a5ef" officeooo:paragraph-rsid="0023a5ef" style:font-size-asian="14pt" style:font-size-complex="16pt"/>
    </style:style>
    <style:style style:name="P36" style:family="paragraph" style:parent-style-name="Standard">
      <style:text-properties fo:font-size="16pt" officeooo:rsid="00259938" officeooo:paragraph-rsid="00259938" style:font-size-asian="14pt" style:font-size-complex="16pt"/>
    </style:style>
    <style:style style:name="P37" style:family="paragraph" style:parent-style-name="Standard">
      <style:text-properties fo:font-size="16pt" officeooo:rsid="0027f39a" officeooo:paragraph-rsid="0027f39a" style:font-size-asian="14pt" style:font-size-complex="16pt"/>
    </style:style>
    <style:style style:name="P38" style:family="paragraph" style:parent-style-name="Standard">
      <style:text-properties fo:font-size="16pt" officeooo:rsid="002913f7" officeooo:paragraph-rsid="002913f7" style:font-size-asian="14pt" style:font-size-complex="16pt"/>
    </style:style>
    <style:style style:name="P39" style:family="paragraph" style:parent-style-name="Standard">
      <style:text-properties fo:font-size="16pt" officeooo:rsid="00295e0c" officeooo:paragraph-rsid="00295e0c" style:font-size-asian="14pt" style:font-size-complex="16pt"/>
    </style:style>
    <style:style style:name="P40" style:family="paragraph" style:parent-style-name="Standard">
      <style:text-properties fo:font-size="16pt" officeooo:rsid="0029f99b" officeooo:paragraph-rsid="0029f99b" style:font-size-asian="14pt" style:font-size-complex="16pt"/>
    </style:style>
    <style:style style:name="P41" style:family="paragraph" style:parent-style-name="Standard">
      <style:text-properties fo:font-size="16pt" officeooo:rsid="002ca36b" officeooo:paragraph-rsid="002ca36b" style:font-size-asian="14pt" style:font-size-complex="16pt"/>
    </style:style>
    <style:style style:name="P42" style:family="paragraph" style:parent-style-name="Standard">
      <style:text-properties fo:font-size="16pt" officeooo:rsid="002d411c" officeooo:paragraph-rsid="002d411c" style:font-size-asian="14pt" style:font-size-complex="16pt"/>
    </style:style>
    <style:style style:name="P43" style:family="paragraph" style:parent-style-name="Standard">
      <style:text-properties fo:font-size="16pt" officeooo:rsid="002d5830" officeooo:paragraph-rsid="002d5830" style:font-size-asian="14pt" style:font-size-complex="16pt"/>
    </style:style>
    <style:style style:name="T1" style:family="text">
      <style:text-properties officeooo:rsid="00270ad4"/>
    </style:style>
    <style:style style:name="T2" style:family="text">
      <style:text-properties officeooo:rsid="002ab9c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nieres en devoluy:</text:p>
      <text:list text:style-name="L1">
        <text:list-item>
          <text:p text:style-name="P10">Scheda: <text:a xlink:type="simple" xlink:href="https://donneespubliques.meteofrance.fr/metadonnees_publiques/fiches/fiche_05139006.pdf" text:style-name="Internet_20_link" text:visited-style-name="Visited_20_Internet_20_Link">https://donneespubliques.meteofrance.fr/metadonnees_publiques/fiches/fiche_05139006.pdf</text:a></text:p>
        </text:list-item>
        <text:list-item>
          <text:p text:style-name="P10">Stazione: <text:a xlink:type="simple" xlink:href="https://www.infoclimat.fr/observations-meteo/temps-reel/test-mf-agnieres-en-devoluy/MF05139006.html" text:style-name="Internet_20_link" text:visited-style-name="Visited_20_Internet_20_Link">https://www.infoclimat.fr/observations-meteo/temps-reel/test-mf-agnieres-en-devoluy/MF05139006.html</text:a></text:p>
        </text:list-item>
        <text:list-item>
          <text:p text:style-name="P10">Coordinate: 44.696186, 5.880849</text:p>
        </text:list-item>
      </text:list>
      <text:p text:style-name="P6"/>
      <text:p text:style-name="P6"/>
      <text:p text:style-name="P2">Aiguines sapc:</text:p>
      <text:list text:style-name="L2">
        <text:list-item>
          <text:p text:style-name="P11">Scheda: <text:a xlink:type="simple" xlink:href="https://donneespubliques.meteofrance.fr/metadonnees_publiques/fiches/fiche_83002004.pdf" text:style-name="Internet_20_link" text:visited-style-name="Visited_20_Internet_20_Link">https://donneespubliques.meteofrance.fr/metadonnees_publiques/fiches/fiche_83002004.pdf</text:a></text:p>
        </text:list-item>
        <text:list-item>
          <text:p text:style-name="P11">Stazione: <text:a xlink:type="simple" xlink:href="https://www.infoclimat.fr/observations-meteo/temps-reel/aiguinessapc/MF83002004.html" text:style-name="Internet_20_link" text:visited-style-name="Visited_20_Internet_20_Link">https://www.infoclimat.fr/observations-meteo/temps-reel/aiguinessapc/MF83002004.html</text:a></text:p>
        </text:list-item>
        <text:list-item>
          <text:p text:style-name="P11">Coordinate: 43.794443, 6.244831</text:p>
        </text:list-item>
      </text:list>
      <text:p text:style-name="P7"/>
      <text:p text:style-name="P7"/>
      <text:p text:style-name="P3">Alpe d’Huez:</text:p>
      <text:list text:style-name="L3">
        <text:list-item>
          <text:p text:style-name="P12">Scheda: <text:a xlink:type="simple" xlink:href="https://donneespubliques.meteofrance.fr/metadonnees_publiques/fiches/fiche_38191002.pdf" text:style-name="Internet_20_link" text:visited-style-name="Visited_20_Internet_20_Link">https://donneespubliques.meteofrance.fr/metadonnees_publiques/fiches/fiche_38191002.pdf</text:a></text:p>
        </text:list-item>
        <text:list-item>
          <text:p text:style-name="P12">Stazione: <text:a xlink:type="simple" xlink:href="https://www.infoclimat.fr/observations-meteo/temps-reel/alpe-d-huez/MF38191002.html" text:style-name="Internet_20_link" text:visited-style-name="Visited_20_Internet_20_Link">https://www.infoclimat.fr/observations-meteo/temps-reel/alpe-d-huez/MF38191002.html</text:a></text:p>
        </text:list-item>
        <text:list-item>
          <text:p text:style-name="P12">Coordinate: 45.087868, 6.085787</text:p>
        </text:list-item>
      </text:list>
      <text:p text:style-name="P8"/>
      <text:p text:style-name="P8"/>
      <text:p text:style-name="P4">Ancelle:</text:p>
      <text:list text:style-name="L4">
        <text:list-item>
          <text:p text:style-name="P13">Scheda: <text:a xlink:type="simple" xlink:href="https://donneespubliques.meteofrance.fr/metadonnees_publiques/fiches/fiche_05004001.pdf" text:style-name="Internet_20_link" text:visited-style-name="Visited_20_Internet_20_Link">https://donneespubliques.meteofrance.fr/metadonnees_publiques/fiches/fiche_05004001.pdf</text:a></text:p>
        </text:list-item>
        <text:list-item>
          <text:p text:style-name="P13">Stazione: <text:a xlink:type="simple" xlink:href="https://www.infoclimat.fr/observations-meteo/temps-reel/test-mf-csv-ancelle/MF05004001.html" text:style-name="Internet_20_link" text:visited-style-name="Visited_20_Internet_20_Link">https://www.infoclimat.fr/observations-meteo/temps-reel/test-mf-csv-ancelle/MF05004001.html</text:a></text:p>
        </text:list-item>
        <text:list-item>
          <text:p text:style-name="P13">Coordinate: 44.624474, 6.209789</text:p>
        </text:list-item>
      </text:list>
      <text:p text:style-name="P9"/>
      <text:p text:style-name="P9"/>
      <text:p text:style-name="P5">Arvieux la chalp:</text:p>
      <text:list text:style-name="L5">
        <text:list-item>
          <text:p text:style-name="P14">Scheda: <text:a xlink:type="simple" xlink:href="https://donneespubliques.meteofrance.fr/metadonnees_publiques/fiches/fiche_05007001.pdf" text:style-name="Internet_20_link" text:visited-style-name="Visited_20_Internet_20_Link">https://donneespubliques.meteofrance.fr/metadonnees_publiques/fiches/fiche_05007001.pdf</text:a></text:p>
        </text:list-item>
        <text:list-item>
          <text:p text:style-name="P14">Stazione: <text:a xlink:type="simple" xlink:href="https://www.infoclimat.fr/observations-meteo/temps-reel/arvieux-la-chalp/MF05007001.html" text:style-name="Internet_20_link" text:visited-style-name="Visited_20_Internet_20_Link">https://www.infoclimat.fr/observations-meteo/temps-reel/arvieux-la-chalp/MF05007001.html</text:a></text:p>
        </text:list-item>
        <text:list-item>
          <text:p text:style-name="P14">Coordinate: 44.781094, 6.736641</text:p>
        </text:list-item>
      </text:list>
      <text:p text:style-name="P15"/>
      <text:p text:style-name="P15"/>
      <text:p text:style-name="P35">Autrans:</text:p>
      <text:list text:style-name="L6">
        <text:list-item>
          <text:p text:style-name="P17">Scheda: <text:a xlink:type="simple" xlink:href="https://donneespubliques.meteofrance.fr/metadonnees_publiques/fiches/fiche_38021001.pdf" text:style-name="Internet_20_link" text:visited-style-name="Visited_20_Internet_20_Link">https://donneespubliques.meteofrance.fr/metadonnees_publiques/fiches/fiche_38021001.pdf</text:a></text:p>
        </text:list-item>
        <text:list-item>
          <text:p text:style-name="P17">Stazione:<text:a xlink:type="simple" xlink:href="https://www.infoclimat.fr/observations-meteo/temps-reel/autrans/MF38021001.html" text:style-name="Internet_20_link" text:visited-style-name="Visited_20_Internet_20_Link">https://www.infoclimat.fr/observations-meteo/temps-reel/autrans/MF38021001.html</text:a></text:p>
        </text:list-item>
        <text:list-item>
          <text:p text:style-name="P17">Coordinate: 45.183151, 5.554661</text:p>
        </text:list-item>
      </text:list>
      <text:p text:style-name="P16"/>
      <text:p text:style-name="P16"/>
      <text:p text:style-name="P16"/>
      <text:p text:style-name="P16"/>
      <text:p text:style-name="P35"><text:soft-page-break/>Avrieux:</text:p>
      <text:list text:style-name="L7">
        <text:list-item>
          <text:p text:style-name="P18">Scheda: <text:a xlink:type="simple" xlink:href="https://donneespubliques.meteofrance.fr/metadonnees_publiques/fiches/fiche_73026001.pdf" text:style-name="Internet_20_link" text:visited-style-name="Visited_20_Internet_20_Link">https://donneespubliques.meteofrance.fr/metadonnees_publiques/fiches/fiche_73026001.pdf</text:a></text:p>
        </text:list-item>
        <text:list-item>
          <text:p text:style-name="P18">Stazione: <text:a xlink:type="simple" xlink:href="https://www.infoclimat.fr/observations-meteo/temps-reel/modane-avrieux/07496.html" text:style-name="Internet_20_link" text:visited-style-name="Visited_20_Internet_20_Link">https://www.infoclimat.fr/observations-meteo/temps-reel/modane-avrieux/07496.html</text:a></text:p>
        </text:list-item>
        <text:list-item>
          <text:p text:style-name="P18">Coordinate: 45.214049, 6.716683</text:p>
        </text:list-item>
      </text:list>
      <text:p text:style-name="P16"/>
      <text:p text:style-name="P16"/>
      <text:p text:style-name="P36">Beuil-obs:</text:p>
      <text:list text:style-name="L8">
        <text:list-item>
          <text:p text:style-name="P20">Scheda: <text:a xlink:type="simple" xlink:href="https://donneespubliques.meteofrance.fr/metadonnees_publiques/fiches/fiche_06016001.pdf" text:style-name="Internet_20_link" text:visited-style-name="Visited_20_Internet_20_Link">https://donneespubliques.meteofrance.fr/metadonnees_publiques/fiches/fiche_06016001.pdf</text:a></text:p>
        </text:list-item>
        <text:list-item>
          <text:p text:style-name="P20">Stazione: <text:a xlink:type="simple" xlink:href="https://www.infoclimat.fr/observations-meteo/temps-reel/test-mf-beuil-obs/MF06016001.html" text:style-name="Internet_20_link" text:visited-style-name="Visited_20_Internet_20_Link">https://www.infoclimat.fr/observations-meteo/temps-reel/test-mf-beuil-obs/MF06016001.html</text:a></text:p>
        </text:list-item>
        <text:list-item>
          <text:p text:style-name="P20">Coordinate: 44.095<text:span text:style-name="T1">470</text:span>, 6.98884<text:span text:style-name="T1">6</text:span></text:p>
        </text:list-item>
      </text:list>
      <text:p text:style-name="P19"/>
      <text:p text:style-name="P19"/>
      <text:p text:style-name="P37">Bourg St. Maurice:</text:p>
      <text:list text:style-name="L9">
        <text:list-item>
          <text:p text:style-name="P22">Scheda: <text:a xlink:type="simple" xlink:href="https://donneespubliques.meteofrance.fr/metadonnees_publiques/fiches/fiche_73054001.pdf" text:style-name="Internet_20_link" text:visited-style-name="Visited_20_Internet_20_Link">https://donneespubliques.meteofrance.fr/metadonnees_publiques/fiches/fiche_73054001.pdf</text:a></text:p>
        </text:list-item>
        <text:list-item>
          <text:p text:style-name="P22">Stazione: <text:a xlink:type="simple" xlink:href="https://www.infoclimat.fr/observations-meteo/temps-reel/bourg-st-maurice/07497.html" text:style-name="Internet_20_link" text:visited-style-name="Visited_20_Internet_20_Link">https://www.infoclimat.fr/observations-meteo/temps-reel/bourg-st-maurice/07497.html</text:a></text:p>
        </text:list-item>
        <text:list-item>
          <text:p text:style-name="P22">Coordinate: 45.612666, 6.763228</text:p>
        </text:list-item>
      </text:list>
      <text:p text:style-name="P21"/>
      <text:p text:style-name="P21"/>
      <text:p text:style-name="P37">Bozel:</text:p>
      <text:list text:style-name="L10">
        <text:list-item>
          <text:p text:style-name="P23">Scheda: <text:a xlink:type="simple" xlink:href="https://donneespubliques.meteofrance.fr/metadonnees_publiques/fiches/fiche_73055001.pdf" text:style-name="Internet_20_link" text:visited-style-name="Visited_20_Internet_20_Link">https://donneespubliques.meteofrance.fr/metadonnees_publiques/fiches/fiche_73055001.pdf</text:a></text:p>
        </text:list-item>
        <text:list-item>
          <text:p text:style-name="P23">Stazione: <text:a xlink:type="simple" xlink:href="https://www.infoclimat.fr/observations-meteo/temps-reel/test-mf-bozel/MF73055001.html" text:style-name="Internet_20_link" text:visited-style-name="Visited_20_Internet_20_Link">https://www.infoclimat.fr/observations-meteo/temps-reel/test-mf-bozel/MF73055001.html</text:a></text:p>
        </text:list-item>
        <text:list-item>
          <text:p text:style-name="P23">Coordinate: 45.440073, 6.649549</text:p>
        </text:list-item>
      </text:list>
      <text:p text:style-name="P21"/>
      <text:p text:style-name="P21"/>
      <text:p text:style-name="P38">Ceillac:</text:p>
      <text:list text:style-name="L11">
        <text:list-item>
          <text:p text:style-name="P25">Scheda: <text:a xlink:type="simple" xlink:href="https://donneespubliques.meteofrance.fr/metadonnees_publiques/fiches/fiche_05026001.pdf" text:style-name="Internet_20_link" text:visited-style-name="Visited_20_Internet_20_Link">https://donneespubliques.meteofrance.fr/metadonnees_publiques/fiches/fiche_05026001.pdf</text:a></text:p>
        </text:list-item>
        <text:list-item>
          <text:p text:style-name="P25">Stazione:<text:a xlink:type="simple" xlink:href="https://www.infoclimat.fr/observations-meteo/temps-reel/ceillac/MF05026001.html" text:style-name="Internet_20_link" text:visited-style-name="Visited_20_Internet_20_Link">https://www.infoclimat.fr/observations-meteo/temps-reel/ceillac/MF05026001.html</text:a></text:p>
        </text:list-item>
        <text:list-item>
          <text:p text:style-name="P25">Coordinate: 44.671095, 6.776301</text:p>
        </text:list-item>
      </text:list>
      <text:p text:style-name="P24"/>
      <text:p text:style-name="P24"/>
      <text:p text:style-name="P39">Chapelle en Valgaudemar:</text:p>
      <text:list text:style-name="L12">
        <text:list-item>
          <text:p text:style-name="P27">Scheda: <text:a xlink:type="simple" xlink:href="https://donneespubliques.meteofrance.fr/metadonnees_publiques/fiches/fiche_05064001.pdf" text:style-name="Internet_20_link" text:visited-style-name="Visited_20_Internet_20_Link">https://donneespubliques.meteofrance.fr/metadonnees_publiques/fiches/fiche_05064001.pdf</text:a></text:p>
        </text:list-item>
        <text:list-item>
          <text:p text:style-name="P27">Stazione: <text:a xlink:type="simple" xlink:href="https://www.infoclimat.fr/observations-meteo/temps-reel/chapelle-en-valgaudemar/MF05064001.html" text:style-name="Internet_20_link" text:visited-style-name="Visited_20_Internet_20_Link">https://www.infoclimat.fr/observations-meteo/temps-reel/chapelle-en-valgaudemar/MF05064001.html</text:a></text:p>
        </text:list-item>
        <text:list-item>
          <text:p text:style-name="P27">Coordinate: 44.810031, 6.195388</text:p>
        </text:list-item>
      </text:list>
      <text:p text:style-name="P26"/>
      <text:p text:style-name="P26"/>
      <text:p text:style-name="P26"/>
      <text:p text:style-name="P26"/>
      <text:p text:style-name="P40"><text:soft-page-break/>Co<text:span text:style-name="T2">mbloux</text:span>:</text:p>
      <text:list text:style-name="L14">
        <text:list-item>
          <text:p text:style-name="P28">Scheda: <text:a xlink:type="simple" xlink:href="https://donneespubliques.meteofrance.fr/metadonnees_publiques/fiches/fiche_74083002.pdf" text:style-name="Internet_20_link" text:visited-style-name="Visited_20_Internet_20_Link">https://donneespubliques.meteofrance.fr/metadonnees_publiques/fiches/fiche_74083002.pdf</text:a></text:p>
        </text:list-item>
        <text:list-item>
          <text:p text:style-name="P28"><text:span text:style-name="T2">Stazione:</text:span><text:a xlink:type="simple" xlink:href="https://www.infoclimat.fr/observations-meteo/temps-reel/combloux/MF74083002.html" text:style-name="Internet_20_link" text:visited-style-name="Visited_20_Internet_20_Link"><text:span text:style-name="T2">https://www.infoclimat.fr/observations-meteo/temps-reel/combloux/MF74083002.html</text:span></text:a></text:p>
        </text:list-item>
        <text:list-item>
          <text:p text:style-name="P29">Coordinate: 45.892901, 6.626764</text:p>
        </text:list-item>
      </text:list>
      <text:p text:style-name="P30"/>
      <text:p text:style-name="P30"/>
      <text:p text:style-name="P41">Glandage sapc:</text:p>
      <text:list text:style-name="L15">
        <text:list-item>
          <text:p text:style-name="P31">Scheda: <text:a xlink:type="simple" xlink:href="https://donneespubliques.meteofrance.fr/metadonnees_publiques/fiches/fiche_26142001.pdf" text:style-name="Internet_20_link" text:visited-style-name="Visited_20_Internet_20_Link">https://donneespubliques.meteofrance.fr/metadonnees_publiques/fiches/fiche_26142001.pdf</text:a></text:p>
        </text:list-item>
        <text:list-item>
          <text:p text:style-name="P31">Stazione: <text:a xlink:type="simple" xlink:href="https://www.infoclimat.fr/observations-meteo/temps-reel/glandagesapc/MF26142001.html" text:style-name="Internet_20_link" text:visited-style-name="Visited_20_Internet_20_Link">https://www.infoclimat.fr/observations-meteo/temps-reel/glandagesapc/MF26142001.html</text:a></text:p>
        </text:list-item>
        <text:list-item>
          <text:p text:style-name="P31">Coordinate: 44.674693, 5.615233</text:p>
        </text:list-item>
      </text:list>
      <text:p text:style-name="P32"/>
      <text:p text:style-name="P32"/>
      <text:p text:style-name="P42">Isola:</text:p>
      <text:list text:style-name="L16">
        <text:list-item>
          <text:p text:style-name="P33">Scheda: <text:a xlink:type="simple" xlink:href="https://donneespubliques.meteofrance.fr/metadonnees_publiques/fiches/fiche_06073005.pdf" text:style-name="Internet_20_link" text:visited-style-name="Visited_20_Internet_20_Link">https://donneespubliques.meteofrance.fr/metadonnees_publiques/fiches/fiche_06073005.pdf</text:a></text:p>
        </text:list-item>
        <text:list-item>
          <text:p text:style-name="P33">Stazione: <text:a xlink:type="simple" xlink:href="https://www.infoclimat.fr/observations-meteo/temps-reel/isola-2000/MF06073005.html" text:style-name="Internet_20_link" text:visited-style-name="Visited_20_Internet_20_Link">https://www.infoclimat.fr/observations-meteo/temps-reel/isola-2000/MF06073005.html</text:a></text:p>
        </text:list-item>
        <text:list-item>
          <text:p text:style-name="P33">Coordinate: 44.189410, 7.149064</text:p>
        </text:list-item>
      </text:list>
      <text:p text:style-name="P32"/>
      <text:p text:style-name="P32"/>
      <text:p text:style-name="P43">Le tour:</text:p>
      <text:list text:style-name="L17">
        <text:list-item>
          <text:p text:style-name="P34">Scheda: <text:a xlink:type="simple" xlink:href="https://donneespubliques.meteofrance.fr/metadonnees_publiques/fiches/fiche_74056005.pdf" text:style-name="Internet_20_link" text:visited-style-name="Visited_20_Internet_20_Link">https://donneespubliques.meteofrance.fr/metadonnees_publiques/fiches/fiche_74056005.pdf</text:a></text:p>
        </text:list-item>
        <text:list-item>
          <text:p text:style-name="P34">Stazione:<text:a xlink:type="simple" xlink:href="https://www.infoclimat.fr/observations-meteo/temps-reel/le-tour/MF74056005.html" text:style-name="Internet_20_link" text:visited-style-name="Visited_20_Internet_20_Link">https://www.infoclimat.fr/observations-meteo/temps-reel/le-tour/MF74056005.html</text:a></text:p>
        </text:list-item>
        <text:list-item>
          <text:p text:style-name="P34">Coordinate: 46.003874, 6.948426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14:41:33.843563802</meta:creation-date>
    <dc:date>2026-03-05T22:50:39.181256645</dc:date>
    <meta:editing-duration>PT1H8M41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3" meta:paragraph-count="64" meta:word-count="184" meta:character-count="3771" meta:non-whitespace-character-count="3699"/>
  </office:meta>
</office:document-meta>
</file>